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台灣楷體" svg:font-family="台灣楷體" style:font-family-generic="modern"/>
    <style:font-face style:name="細明體" svg:font-family="細明體" style:font-family-generic="modern"/>
    <style:font-face style:name="Arial" svg:font-family="Arial" style:font-family-generic="swiss"/>
    <style:font-face style:name="Noto Sans CJK TC Regular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9mm"/>
    </style:style>
    <style:style style:name="co2" style:family="table-column">
      <style:table-column-properties fo:break-before="auto" style:column-width="33.11mm"/>
    </style:style>
    <style:style style:name="co3" style:family="table-column">
      <style:table-column-properties fo:break-before="auto" style:column-width="19.67mm"/>
    </style:style>
    <style:style style:name="co4" style:family="table-column">
      <style:table-column-properties fo:break-before="auto" style:column-width="55.53mm"/>
    </style:style>
    <style:style style:name="co5" style:family="table-column">
      <style:table-column-properties fo:break-before="auto" style:column-width="19.98mm"/>
    </style:style>
    <style:style style:name="co6" style:family="table-column">
      <style:table-column-properties fo:break-before="auto" style:column-width="47.7mm"/>
    </style:style>
    <style:style style:name="co7" style:family="table-column">
      <style:table-column-properties fo:break-before="auto" style:column-width="22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>
      <style:table-cell-properties style:rotation-align="none"/>
    </style:style>
    <style:style style:name="ce1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oto Sans CJK TC Regular" fo:font-size="10pt" fo:font-style="normal" fo:text-shadow="none" style:text-underline-style="none" fo:font-weight="bold" style:font-name-asian="Noto Sans CJK TC Regular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transparent" style:rotation-align="none"/>
      <style:text-properties fo:color="#ce181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ed1c24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fo:color="#000000"/>
    </style:style>
    <style:style style:name="ce49" style:family="table-cell" style:parent-style-name="Default">
      <style:text-properties style:use-window-font-color="true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 Regular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66b3" style:text-outline="false" style:text-line-through-style="none" style:text-line-through-type="none" style:font-name="Noto Sans CJK TC Regular" fo:font-size="10pt" fo:font-style="normal" fo:text-shadow="none" style:text-underline-style="none" fo:font-weight="bold" style:font-name-asian="Noto Sans CJK TC Regular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0066b3" style:text-outline="false" style:text-line-through-style="none" style:text-line-through-type="none" style:font-name="Noto Sans CJK TC Regular" fo:font-size="10pt" fo:font-style="normal" fo:text-shadow="none" style:text-underline-style="none" fo:font-weight="normal" style:font-name-asian="Noto Sans CJK TC Regular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66b3" style:text-outline="false" style:text-line-through-style="none" style:text-line-through-type="none" style:font-name="Noto Sans CJK TC Regular" fo:font-size="10pt" fo:font-style="normal" fo:text-shadow="none" style:text-underline-style="none" fo:font-weight="bold" style:font-name-asian="Noto Sans CJK TC Regular" style:font-size-asian="10pt" style:font-style-asian="normal" style:font-weight-asian="bold" style:font-name-complex="Noto Sans CJK TC Regular1" style:font-size-complex="10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Noto Sans CJK TC Regular" fo:font-size="10pt" fo:font-style="normal" fo:text-shadow="none" style:text-underline-style="none" fo:font-weight="bold" style:font-name-asian="Noto Sans CJK TC Regular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Noto Sans CJK TC Regular" fo:font-size="10pt" fo:font-style="normal" fo:text-shadow="none" style:text-underline-style="none" fo:font-weight="bold" style:font-name-asian="Noto Sans CJK TC Regular" style:font-size-asian="10pt" style:font-style-asian="normal" style:font-weight-asian="bold" style:font-name-complex="Noto Sans CJK TC Regular1" style:font-size-complex="10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台灣楷體" fo:font-size="10pt" fo:font-style="normal" fo:text-shadow="none" style:text-underline-style="none" fo:font-weight="normal" style:font-name-asian="台灣楷體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ext-properties fo:color="#ce181e"/>
    </style:style>
    <style:style style:name="ce46" style:family="table-cell" style:parent-style-name="Default">
      <style:table-cell-properties style:rotation-align="none"/>
      <style:text-properties fo:color="#ce181e" style:text-outline="false" style:text-line-through-style="none" style:text-line-through-type="none" style:font-name="台灣楷體" fo:font-size="10pt" fo:font-style="normal" fo:text-shadow="none" style:text-underline-style="none" fo:font-weight="normal" style:font-name-asian="台灣楷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 Regular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asian="Noto Sans CJK TC Regular" style:font-size-asian="10pt" style:font-size-complex="10pt" style:font-weight-asian="normal" style:font-weight-complex="normal" style:font-style-asian="normal" style:font-name="Noto Sans CJK TC Regular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/>
    </style:style>
    <style:style style:name="T3" style:family="text">
      <style:text-properties style:font-name="細明體" fo:font-size="10pt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style:font-style-complex="normal"/>
    </style:style>
    <style:style style:name="T4" style:family="text">
      <style:text-properties fo:font-size="10pt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style:font-style-complex="normal" style:font-name="Noto Sans CJK TC Regular" style:font-name-asian="Noto Sans CJK TC Regular"/>
    </style:style>
    <style:style style:name="T5" style:family="text">
      <style:text-properties fo:font-size="10pt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style:font-style-complex="normal" style:font-name="Arial"/>
    </style:style>
    <style:style style:name="T6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text-shadow="none" style:font-name-asian="Noto Sans CJK TC Regular" style:font-size-asian="10pt" style:font-size-complex="10pt" style:font-weight-asian="normal" style:font-weight-complex="normal" style:font-style-asian="normal" style:font-name="Noto Sans CJK TC Regular"/>
    </style:style>
    <style:style style:name="T7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name="Arial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-asian="Noto Sans CJK TC Regular"/>
    </style:style>
    <style:style style:name="T10" style:family="text">
      <style:text-properties style:font-style-complex="normal" style:font-name="Noto Sans CJK TC Regular" fo:font-weight="normal" style:text-underline-style="none" style:text-underline-color="font-color" style:text-line-through-type="none" fo:font-style="normal" style:text-outline="false" fo:text-shadow="none" style:text-position="0% 100%" style:font-name-asian="Noto Sans CJK TC Regular" style:font-size-asian="10pt" style:font-size-complex="10pt" style:font-weight-asian="normal" style:font-weight-complex="normal" style:font-style-asian="normal" fo:font-size="10pt"/>
    </style:style>
    <style:style style:name="T1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Arial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use-window-font-color="true" style:font-name="Noto Sans CJK TC Regular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Noto Sans CJK TC Regular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font-style-complex="normal" fo:color="#000000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細明體"/>
    </style:style>
    <style:style style:name="T16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Noto Sans CJK TC Regular" style:font-name-asian="Noto Sans CJK TC Regular"/>
    </style:style>
    <style:style style:name="T17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18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use-window-font-color="true"/>
    </style:style>
    <style:style style:name="T19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use-window-font-color="true" style:font-name="Noto Sans CJK TC Regular" style:font-name-asian="Noto Sans CJK TC Regular"/>
    </style:style>
    <style:style style:name="T20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use-window-font-color="true" style:font-name="Arial"/>
    </style:style>
    <style:style style:name="T21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Noto Sans CJK TC Regular" style:font-name-asian="Noto Sans CJK TC Regular"/>
    </style:style>
    <style:style style:name="T2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臺羅</text:p>
          </table:table-cell>
          <table:table-cell office:value-type="string" calcext:value-type="string">
            <text:p>找著的輕聲詞</text:p>
          </table:table-cell>
          <table:table-cell office:value-type="string" calcext:value-type="string">
            <text:p>分連不處理</text:p>
          </table:table-cell>
          <table:table-cell office:value-type="string" calcext:value-type="string">
            <text:p>辭彙分級內的句子狀況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--guá</text:p>
          </table:table-cell>
          <table:table-cell office:value-type="string" calcext:value-type="string">
            <text:p>我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gún</text:p>
          </table:table-cell>
          <table:table-cell office:value-type="string" calcext:value-type="string">
            <text:p>阮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i</text:p>
          </table:table-cell>
          <table:table-cell office:value-type="string" calcext:value-type="string">
            <text:p>伊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in</text:p>
          </table:table-cell>
          <table:table-cell table:style-name="ce7" office:value-type="string" calcext:value-type="string">
            <text:p>in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lán</text:p>
          </table:table-cell>
          <table:table-cell table:style-name="ce11" office:value-type="string" calcext:value-type="string">
            <text:p>咱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lâng</text:p>
          </table:table-cell>
          <table:table-cell table:style-name="ce11" office:value-type="string" calcext:value-type="string">
            <text:p>人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<text:span text:style-name="T1">騙人！ </text:span><text:span text:style-name="T2">Phiàn --lâng!</text:span></text:p>
          </table:table-cell>
          <table:table-cell table:style-name="ce32"/>
          <table:table-cell table:style-name="ce45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驚人 </text:span><text:span text:style-name="T2">kiann--lâng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3">咬人</text:span><text:span text:style-name="T4"> </text:span><text:span text:style-name="T5">kā --lâng </text:span>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5" office:value-type="string" calcext:value-type="string">
            <text:p>--lí</text:p>
          </table:table-cell>
          <table:table-cell table:style-name="ce11" office:value-type="string" calcext:value-type="string">
            <text:p>你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lín</text:p>
          </table:table-cell>
          <table:table-cell table:style-name="ce11" office:value-type="string" calcext:value-type="string">
            <text:p>恁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siánn</text:p>
          </table:table-cell>
          <table:table-cell table:style-name="ce8" office:value-type="string" calcext:value-type="string">
            <text:p>啥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驚啥 </text:span><text:span text:style-name="T2">kiann --siánn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si</text:p>
          </table:table-cell>
          <table:table-cell table:style-name="ce8" office:value-type="string" calcext:value-type="string">
            <text:p>之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慎思之 </text:span><text:span text:style-name="T2">sīn su --tsi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mah</text:p>
          </table:table-cell>
          <table:table-cell table:style-name="ce8" office:value-type="string" calcext:value-type="string">
            <text:p>媽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媽媽 </text:span><text:span text:style-name="T2">ma--ma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meh</text:p>
          </table:table-cell>
          <table:table-cell table:style-name="ce8" office:value-type="string" calcext:value-type="string">
            <text:p>妹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妹妹 </text:span><text:span text:style-name="T2">me--me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pah</text:p>
          </table:table-cell>
          <table:table-cell table:style-name="ce8" office:value-type="string" calcext:value-type="string">
            <text:p>爸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爸爸 </text:span><text:span text:style-name="T2">pa--pa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se</text:p>
          </table:table-cell>
          <table:table-cell table:style-name="ce8" office:value-type="string" calcext:value-type="string">
            <text:p>姊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姊姊 </text:span><text:span text:style-name="T2">tse--tse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seh</text:p>
          </table:table-cell>
          <table:table-cell table:style-name="ce8" office:value-type="string" calcext:value-type="string">
            <text:p>姊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姊姊 </text:span><text:span text:style-name="T2">tse--tse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ih</text:p>
          </table:table-cell>
          <table:table-cell table:style-name="ce8" office:value-type="string" calcext:value-type="string">
            <text:p>弟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弟弟 </text:span><text:span text:style-name="T2">ti--tih</text:span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（語料庫沒出現哥哥的詞）</text:p>
          </table:table-cell>
          <table:table-cell table:style-name="ce8"/>
          <table:table-cell/>
          <table:table-cell table:style-name="ce39"/>
          <table:table-cell table:number-columns-repeated="1020"/>
        </table:table-row>
        <table:table-row table:style-name="ro3">
          <table:table-cell table:style-name="ce5" office:value-type="string" calcext:value-type="string">
            <text:p>--ka</text:p>
          </table:table-cell>
          <table:table-cell table:style-name="ce8" office:value-type="string" calcext:value-type="string">
            <text:p>家</text:p>
          </table:table-cell>
          <table:table-cell table:style-name="ce32" office:value-type="string" calcext:value-type="string">
            <text:p>分寫</text:p>
          </table:table-cell>
          <table:table-cell table:style-name="ce49" office:value-type="string" calcext:value-type="string">
            <text:p><text:span text:style-name="T6">林家 </text:span><text:span text:style-name="T7">Lîm --ka</text:span>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--sáng</text:p>
          </table:table-cell>
          <table:table-cell table:style-name="ce8" office:value-type="string" calcext:value-type="string">
            <text:p>桑</text:p>
          </table:table-cell>
          <table:table-cell table:style-name="ce32" office:value-type="string" calcext:value-type="string">
            <text:p>分寫</text:p>
          </table:table-cell>
          <table:table-cell table:style-name="ce49" office:value-type="string" calcext:value-type="string">
            <text:p><text:span text:style-name="T6">林桑 </text:span><text:span text:style-name="T7">Lîm --sáng</text:span>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 office:value-type="string" calcext:value-type="string">
            <text:p>sáng</text:p>
          </table:table-cell>
          <table:table-cell table:style-name="ce32" office:value-type="string" calcext:value-type="string">
            <text:p>分寫</text:p>
          </table:table-cell>
          <table:table-cell table:style-name="ce40" office:value-type="string" calcext:value-type="string">
            <text:p>Khóo --sáng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sang</text:p>
          </table:table-cell>
          <table:table-cell table:style-name="ce17" office:value-type="string" calcext:value-type="string">
            <text:p>桑</text:p>
          </table:table-cell>
          <table:table-cell table:style-name="ce32" office:value-type="string" calcext:value-type="string">
            <text:p>分寫</text:p>
          </table:table-cell>
          <table:table-cell table:style-name="ce49" office:value-type="string" calcext:value-type="string">
            <text:p><text:span text:style-name="T6">林桑 </text:span><text:span text:style-name="T7">Lîm --sang</text:span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--sian</text:p>
          </table:table-cell>
          <table:table-cell table:style-name="ce17" office:value-type="string" calcext:value-type="string">
            <text:p>先生</text:p>
          </table:table-cell>
          <table:table-cell table:style-name="ce32" office:value-type="string" calcext:value-type="string">
            <text:p>分寫</text:p>
          </table:table-cell>
          <table:table-cell table:style-name="ce41" office:value-type="string" calcext:value-type="string">
            <text:p>Ông --sian-sinn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sia̋n</text:p>
          </table:table-cell>
          <table:table-cell table:style-name="ce8" office:value-type="string" calcext:value-type="string">
            <text:p>先生</text:p>
          </table:table-cell>
          <table:table-cell table:style-name="ce32" office:value-type="string" calcext:value-type="string">
            <text:p>分寫</text:p>
          </table:table-cell>
          <table:table-cell table:style-name="ce41" office:value-type="string" calcext:value-type="string">
            <text:p>Ông --sia̋n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á</text:p>
          </table:table-cell>
          <table:table-cell table:style-name="ce8" office:value-type="string" calcext:value-type="string">
            <text:p>仔</text:p>
          </table:table-cell>
          <table:table-cell office:value-type="string" calcext:value-type="string">
            <text:p>連寫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--tsiá</text:p>
          </table:table-cell>
          <table:table-cell table:style-name="ce11" office:value-type="string" calcext:value-type="string">
            <text:p>者</text:p>
          </table:table-cell>
          <table:table-cell table:style-name="ce16" office:value-type="string" calcext:value-type="string">
            <text:p>連寫</text:p>
          </table:table-cell>
          <table:table-cell table:style-name="ce38" office:value-type="string" calcext:value-type="string">
            <text:p><text:span text:style-name="T1">劣者 </text:span><text:span text:style-name="T2">Lua̍t--tsiá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11" table:number-columns-repeated="3"/>
          <table:table-cell table:style-name="ce38" office:value-type="string" calcext:value-type="string">
            <text:p><text:span text:style-name="T8">庸者</text:span><text:span text:style-name="T9"> </text:span><text:span text:style-name="T8">iông--tsiá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5" office:value-type="string" calcext:value-type="string">
            <text:p>--ê</text:p>
          </table:table-cell>
          <table:table-cell table:style-name="ce11" office:value-type="string" calcext:value-type="string">
            <text:p>的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<text:span text:style-name="T3">講的</text:span><text:span text:style-name="T4"> </text:span><text:span text:style-name="T5">Kóng --ê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老的 </text:span><text:span text:style-name="T2">lāu--ê</text:span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16"/>
          <table:table-cell table:style-name="ce40" office:value-type="string" calcext:value-type="string">
            <text:p>Jih--ê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3">甜的</text:span><text:span text:style-name="T4"> </text:span><text:span text:style-name="T5">tinn --ê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0">鼻著的 </text:span><text:span text:style-name="T11">phīnn--tio̍h --ê</text:span>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4"/>
          <table:table-cell table:style-name="ce8"/>
          <table:table-cell/>
          <table:table-cell table:style-name="ce43" office:value-type="string" calcext:value-type="string">
            <text:p>遮的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lí</text:p>
          </table:table-cell>
          <table:table-cell table:style-name="ce11" office:value-type="string" calcext:value-type="string">
            <text:p>裡</text:p>
          </table:table-cell>
          <table:table-cell table:style-name="ce34" office:value-type="string" calcext:value-type="string">
            <text:p>待問雅婷</text:p>
          </table:table-cell>
          <table:table-cell table:style-name="ce39" office:value-type="string" calcext:value-type="string">
            <text:p><text:span text:style-name="T1">田裡 </text:span><text:span text:style-name="T2">tshân--lí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e</text:p>
          </table:table-cell>
          <table:table-cell table:style-name="ce8" office:value-type="string" calcext:value-type="string">
            <text:p>裡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廟裡 </text:span><text:span text:style-name="T2">biō--e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ji̍t</text:p>
          </table:table-cell>
          <table:table-cell table:style-name="ce8" office:value-type="string" calcext:value-type="string">
            <text:p>日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後日 </text:span><text:span text:style-name="T2">āu--ji̍t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sî</text:p>
          </table:table-cell>
          <table:table-cell table:style-name="ce8" office:value-type="string" calcext:value-type="string">
            <text:p>時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日時 </text:span><text:span text:style-name="T2">ji̍t--sî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/>
          <table:table-cell/>
          <table:table-cell table:style-name="ce39" office:value-type="string" calcext:value-type="string">
            <text:p><text:span text:style-name="T1">日時仔 </text:span><text:span text:style-name="T2">ji̍t--sî-á</text:span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--tām</text:p>
          </table:table-cell>
          <table:table-cell table:style-name="ce17" office:value-type="string" calcext:value-type="string">
            <text:p>淡薄仔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si̍t</text:p>
          </table:table-cell>
          <table:table-cell table:style-name="ce8" office:value-type="string" calcext:value-type="string">
            <text:p>一下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3">照顧一下</text:span><text:span text:style-name="T4"> </text:span><text:span text:style-name="T5">tsiàu-kòo --tsi̍t-ē</text:span>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一寡</text:p>
          </table:table-cell>
          <table:table-cell/>
          <table:table-cell table:style-name="ce39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sı̍t</text:p>
          </table:table-cell>
          <table:table-cell table:style-name="ce8" office:value-type="string" calcext:value-type="string">
            <text:p>一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乾一杯 </text:span><text:span text:style-name="T2">kan --tsi̍t-pue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kuá</text:p>
          </table:table-cell>
          <table:table-cell table:style-name="ce8" office:value-type="string" calcext:value-type="string">
            <text:p>寡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加食寡 </text:span><text:span text:style-name="T2">ke tsia̍h --kuá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kuí</text:p>
          </table:table-cell>
          <table:table-cell table:style-name="ce8" office:value-type="string" calcext:value-type="string">
            <text:p>幾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歇睏幾工仔 </text:span><text:span text:style-name="T2">hioh-khùn --kuí-kang-á 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khí-lâi</text:p>
          </table:table-cell>
          <table:table-cell table:style-name="ce11" office:value-type="string" calcext:value-type="string">
            <text:p>起來</text:p>
          </table:table-cell>
          <table:table-cell table:style-name="ce34" office:value-type="string" calcext:value-type="string">
            <text:p>待問雅婷</text:p>
          </table:table-cell>
          <table:table-cell table:style-name="ce38" office:value-type="string" calcext:value-type="string">
            <text:p><text:span text:style-name="T3">唸起來</text:span><text:span text:style-name="T4"> </text:span><text:span text:style-name="T5">liām --khí-lâi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講起來 </text:span><text:span text:style-name="T2">kóng --khí-lâi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khí-khì</text:p>
          </table:table-cell>
          <table:table-cell table:style-name="ce11" office:value-type="string" calcext:value-type="string">
            <text:p>起去</text:p>
          </table:table-cell>
          <table:table-cell table:style-name="ce34" office:value-type="string" calcext:value-type="string">
            <text:p>待問雅婷</text:p>
          </table:table-cell>
          <table:table-cell table:style-name="ce38" office:value-type="string" calcext:value-type="string">
            <text:p><text:span text:style-name="T1">燒起去 </text:span><text:span text:style-name="T2">--khí-khì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lâi</text:p>
          </table:table-cell>
          <table:table-cell table:style-name="ce11" office:value-type="string" calcext:value-type="string">
            <text:p>來去</text:p>
          </table:table-cell>
          <table:table-cell table:style-name="ce16" office:value-type="string" calcext:value-type="string">
            <text:p>連寫</text:p>
          </table:table-cell>
          <table:table-cell table:style-name="ce38" office:value-type="string" calcext:value-type="string">
            <text:p><text:span text:style-name="T1">轉來去 </text:span><text:span text:style-name="T2">tńg--lâi-khì</text:span>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5" office:value-type="string" calcext:value-type="string">
            <text:p>--ji̍p</text:p>
          </table:table-cell>
          <table:table-cell table:style-name="ce11" office:value-type="string" calcext:value-type="string">
            <text:p>入去</text:p>
          </table:table-cell>
          <table:table-cell table:style-name="ce32" office:value-type="string" calcext:value-type="string">
            <text:p>分寫</text:p>
          </table:table-cell>
          <table:table-cell table:style-name="ce38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入來</text:p>
          </table:table-cell>
          <table:table-cell table:style-name="ce32" office:value-type="string" calcext:value-type="string">
            <text:p>分寫</text:p>
          </table:table-cell>
          <table:table-cell table:style-name="ce38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kè</text:p>
          </table:table-cell>
          <table:table-cell table:style-name="ce11" office:value-type="string" calcext:value-type="string">
            <text:p>過去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斡過去 </text:span><text:span text:style-name="T2">uat --kè-khì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kuè</text:p>
          </table:table-cell>
          <table:table-cell table:style-name="ce11" office:value-type="string" calcext:value-type="string">
            <text:p>過來</text:p>
          </table:table-cell>
          <table:table-cell table:style-name="ce32" office:value-type="string" calcext:value-type="string">
            <text:p>分寫</text:p>
          </table:table-cell>
          <table:table-cell table:style-name="ce38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過去</text:p>
          </table:table-cell>
          <table:table-cell table:style-name="ce32" office:value-type="string" calcext:value-type="string">
            <text:p>分寫</text:p>
          </table:table-cell>
          <table:table-cell table:style-name="ce38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loh</text:p>
          </table:table-cell>
          <table:table-cell table:style-name="ce11" office:value-type="string" calcext:value-type="string">
            <text:p>落去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食落去 </text:span><text:span text:style-name="T2">tsia̍h --loh-khì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lo̍h</text:p>
          </table:table-cell>
          <table:table-cell table:style-name="ce11" office:value-type="string" calcext:value-type="string">
            <text:p>落來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流落來 </text:span><text:span text:style-name="T2">lâu --lo̍h-lâi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32"/>
          <table:table-cell table:style-name="ce38" office:value-type="string" calcext:value-type="string">
            <text:p><text:span text:style-name="T3">跳落來</text:span><text:span text:style-name="T4"> </text:span><text:span text:style-name="T5">thiàu --lo̍h-lâi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5" office:value-type="string" calcext:value-type="string">
            <text:p>--lo̍h</text:p>
          </table:table-cell>
          <table:table-cell table:style-name="ce11" office:value-type="string" calcext:value-type="string">
            <text:p>落去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吞落去 </text:span><text:span text:style-name="T2">thun --lo̍h-khì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3">落落去</text:span><text:span text:style-name="T4"> </text:span><text:span text:style-name="T5">lak --lo̍h-khì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5" office:value-type="string" calcext:value-type="string">
            <text:p>--tńg</text:p>
          </table:table-cell>
          <table:table-cell table:style-name="ce11" office:value-type="string" calcext:value-type="string">
            <text:p>轉來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紮轉去 </text:span><text:span text:style-name="T2">tsah --tńg-khì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11" office:value-type="string" calcext:value-type="string">
            <text:p>轉去</text:p>
          </table:table-cell>
          <table:table-cell table:style-name="ce32" office:value-type="string" calcext:value-type="string">
            <text:p>分寫</text:p>
          </table:table-cell>
          <table:table-cell table:style-name="ce38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shut</text:p>
          </table:table-cell>
          <table:table-cell table:style-name="ce11" office:value-type="string" calcext:value-type="string">
            <text:p>出去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賣出去 </text:span><text:span text:style-name="T2">bē --tshut-khì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shut</text:p>
          </table:table-cell>
          <table:table-cell table:style-name="ce11" office:value-type="string" calcext:value-type="string">
            <text:p>出來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鑽出來 </text:span><text:span text:style-name="T2">tsǹg --tshut-lâi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6"/>
          <table:table-cell table:style-name="ce38" office:value-type="string" calcext:value-type="string">
            <text:p>哭出來 <text:span text:style-name="T12">Khàu --tshut-lâi</text:span></text:p>
          </table:table-cell>
          <table:table-cell table:style-name="ce33"/>
          <table:table-cell table:number-columns-repeated="1019"/>
        </table:table-row>
        <table:table-row table:style-name="ro2">
          <table:table-cell table:style-name="ce5" office:value-type="string" calcext:value-type="string">
            <text:p>--khì</text:p>
          </table:table-cell>
          <table:table-cell table:style-name="ce11" office:value-type="string" calcext:value-type="string">
            <text:p>去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<text:span text:style-name="T13">冷去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轉去 </text:span><text:span text:style-name="T2">tńg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無去 </text:span><text:span text:style-name="T2">bô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走去 <text:span text:style-name="T12">tsáu--khì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死去 </text:span><text:span text:style-name="T2">sí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過去 </text:span><text:span text:style-name="T2">kuè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割割去 </text:span><text:span text:style-name="T2">kuah-kuah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27"/>
          <table:table-cell table:style-name="ce38" office:value-type="string" calcext:value-type="string">
            <text:p>戲弄去 <text:span text:style-name="T14">hì-lāng --khì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恬去 <text:span text:style-name="T12">tiām--khì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歹去 </text:span><text:span text:style-name="T2">pháinn--khì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lâi</text:p>
          </table:table-cell>
          <table:table-cell table:style-name="ce11" office:value-type="string" calcext:value-type="string">
            <text:p>來</text:p>
          </table:table-cell>
          <table:table-cell table:style-name="ce24" office:value-type="string" calcext:value-type="string">
            <text:p>不處理</text:p>
          </table:table-cell>
          <table:table-cell table:style-name="ce43" office:value-type="string" calcext:value-type="string">
            <text:p><text:span text:style-name="T1">轉來 </text:span><text:span text:style-name="T2">tńg--lâi</text:span></text:p>
          </table:table-cell>
          <table:table-cell table:style-name="ce16"/>
          <table:table-cell table:style-name="ce46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倩來 </text:span><text:span text:style-name="T2">tshiànn --lâi</text:span></text:p>
          </table:table-cell>
          <table:table-cell table:style-name="ce32"/>
          <table:table-cell table:style-name="ce46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<text:span text:style-name="T1">看袂出來 </text:span><text:span text:style-name="T2">khuànn bē tshut--lâi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9" office:value-type="string" calcext:value-type="string">
            <text:p><text:span text:style-name="T15">落來</text:span><text:span text:style-name="T16"> </text:span><text:span text:style-name="T17">--lo̍h-lâi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kuè</text:p>
          </table:table-cell>
          <table:table-cell table:style-name="ce11" office:value-type="string" calcext:value-type="string">
            <text:p>過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<text:span text:style-name="T1">教過 </text:span><text:span text:style-name="T2">kà--kuè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lo̍h</text:p>
          </table:table-cell>
          <table:table-cell table:style-name="ce11" office:value-type="string" calcext:value-type="string">
            <text:p>落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1">鎖落 </text:span><text:span text:style-name="T2">só --lo̍h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tio̍h</text:p>
          </table:table-cell>
          <table:table-cell table:style-name="ce8" office:value-type="string" calcext:value-type="string">
            <text:p>著</text:p>
          </table:table-cell>
          <table:table-cell table:style-name="ce24" office:value-type="string" calcext:value-type="string">
            <text:p>不處理</text:p>
          </table:table-cell>
          <table:table-cell table:style-name="ce39" office:value-type="string" calcext:value-type="string">
            <text:p><text:span text:style-name="T1">看著 </text:span><text:span text:style-name="T2">khuànn--tio̍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io̍h</text:p>
          </table:table-cell>
          <table:table-cell table:style-name="ce8" office:value-type="string" calcext:value-type="string">
            <text:p>著</text:p>
          </table:table-cell>
          <table:table-cell table:style-name="ce24" office:value-type="string" calcext:value-type="string">
            <text:p>不處理</text:p>
          </table:table-cell>
          <table:table-cell table:style-name="ce40" office:value-type="string" calcext:value-type="string">
            <text:p><text:span text:style-name="T18">[</text:span><text:span text:style-name="T19">動詞</text:span><text:span text:style-name="T20">]+</text:span><text:span text:style-name="T19">著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/>
          <table:table-cell/>
          <table:table-cell table:style-name="ce39" office:value-type="string" calcext:value-type="string">
            <text:p><text:span text:style-name="T1">腹肚遮大著 </text:span><text:span text:style-name="T2">Pak-tóo tsiah tuā --tio̍h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liáu</text:p>
          </table:table-cell>
          <table:table-cell table:style-name="ce11" office:value-type="string" calcext:value-type="string">
            <text:p>了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liáu</text:p>
          </table:table-cell>
          <table:table-cell table:style-name="ce11" office:value-type="string" calcext:value-type="string">
            <text:p>了了</text:p>
          </table:table-cell>
          <table:table-cell table:style-name="ce32" office:value-type="string" calcext:value-type="string">
            <text:p>分寫</text:p>
          </table:table-cell>
          <table:table-cell table:style-name="ce38" office:value-type="string" calcext:value-type="string">
            <text:p><text:span text:style-name="T3">姿勢了了</text:span><text:span text:style-name="T4"> </text:span><text:span text:style-name="T5">tsu-sè --liáu-liáu</text:span></text:p>
          </table:table-cell>
          <table:table-cell table:style-name="ce42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代誌了了 <text:span text:style-name="T14">tāi-tsì --liáu-liáu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eh</text:p>
          </table:table-cell>
          <table:table-cell table:style-name="ce11" office:value-type="string" calcext:value-type="string">
            <text:p>咧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攢攢咧 <text:span text:style-name="T12">tshuân-tshuân--eh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/>
          <table:table-cell table:style-name="ce8"/>
          <table:table-cell/>
          <table:table-cell table:style-name="ce39" office:value-type="string" calcext:value-type="string">
            <text:p><text:span text:style-name="T1">拭拭咧 </text:span><text:span text:style-name="T2">tshit-tshit--eh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/>
          <table:table-cell/>
          <table:table-cell table:style-name="ce39" office:value-type="string" calcext:value-type="string">
            <text:p><text:span text:style-name="T1">看覓咧 </text:span><text:span text:style-name="T2">khuànn-māi --eh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/>
          <table:table-cell table:style-name="ce8"/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佇咧 </text:span><text:span text:style-name="T2">tī--eh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leh</text:p>
          </table:table-cell>
          <table:table-cell table:style-name="ce11" office:value-type="string" calcext:value-type="string">
            <text:p>咧</text:p>
          </table:table-cell>
          <table:table-cell table:style-name="ce24" office:value-type="string" calcext:value-type="string">
            <text:p>不處理</text:p>
          </table:table-cell>
          <table:table-cell table:style-name="ce38" office:value-type="string" calcext:value-type="string">
            <text:p>巡巡咧 <text:span text:style-name="T12">sûn-sûn--leh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9" office:value-type="string" calcext:value-type="string">
            <text:p><text:span text:style-name="T1">人咧？ </text:span><text:span text:style-name="T2">Lâng --leh?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sí</text:p>
          </table:table-cell>
          <table:table-cell table:style-name="ce11" office:value-type="string" calcext:value-type="string">
            <text:p>死</text:p>
          </table:table-cell>
          <table:table-cell table:style-name="ce16" office:value-type="string" calcext:value-type="string">
            <text:p>連寫</text:p>
          </table:table-cell>
          <table:table-cell table:style-name="ce38" office:value-type="string" calcext:value-type="string">
            <text:p><text:span text:style-name="T1">予人踏死 </text:span><text:span text:style-name="T2">hōo lâng ta̍h--sí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4"/>
          <table:table-cell table:style-name="ce11"/>
          <table:table-cell table:style-name="ce16"/>
          <table:table-cell table:style-name="ce38" office:value-type="string" calcext:value-type="string">
            <text:p>淹死 <text:span text:style-name="T12">im--sí</text:span>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5" office:value-type="string" calcext:value-type="string">
            <text:p>--kìnn</text:p>
          </table:table-cell>
          <table:table-cell table:style-name="ce8" office:value-type="string" calcext:value-type="string">
            <text:p>見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看見 </text:span><text:span text:style-name="T2">khuànn--kìnn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siá</text:p>
          </table:table-cell>
          <table:table-cell table:style-name="ce8" office:value-type="string" calcext:value-type="string">
            <text:p>聽著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聽著 </text:span><text:span text:style-name="T2">thiann --tsiá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e</text:p>
          </table:table-cell>
          <table:table-cell table:style-name="ce8" office:value-type="string" calcext:value-type="string">
            <text:p>得</text:p>
          </table:table-cell>
          <table:table-cell table:style-name="ce34" office:value-type="string" calcext:value-type="string">
            <text:p>待問雅婷</text:p>
          </table:table-cell>
          <table:table-cell table:style-name="ce38" office:value-type="string" calcext:value-type="string">
            <text:p><text:span text:style-name="T21">會記得</text:span><text:span text:style-name="T22"> </text:span><text:span text:style-name="T23">ē-kì--e</text:span>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5" office:value-type="string" calcext:value-type="string">
            <text:p>--tit</text:p>
          </table:table-cell>
          <table:table-cell table:style-name="ce8" office:value-type="string" calcext:value-type="string">
            <text:p>得</text:p>
          </table:table-cell>
          <table:table-cell table:style-name="ce34" office:value-type="string" calcext:value-type="string">
            <text:p>待問雅婷</text:p>
          </table:table-cell>
          <table:table-cell table:style-name="ce39" office:value-type="string" calcext:value-type="string">
            <text:p><text:span text:style-name="T1">袂看口得 </text:span><text:span text:style-name="T2">bē khuànn-kháu --tit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eh</text:p>
          </table:table-cell>
          <table:table-cell table:style-name="ce11" office:value-type="string" calcext:value-type="string">
            <text:p>見</text:p>
          </table:table-cell>
          <table:table-cell table:style-name="ce24" office:value-type="string" calcext:value-type="string">
            <text:p>不處理</text:p>
          </table:table-cell>
          <table:table-cell table:style-name="ce40" office:value-type="string" calcext:value-type="string">
            <text:p>thiann--eh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24"/>
          <table:table-cell table:style-name="ce40" office:value-type="string" calcext:value-type="string">
            <text:p>khuàinn --eh</text:p>
          </table:table-cell>
          <table:table-cell table:style-name="ce35"/>
          <table:table-cell table:style-name="ce19"/>
          <table:table-cell table:number-columns-repeated="1018"/>
        </table:table-row>
        <table:table-row table:style-name="ro2">
          <table:table-cell table:style-name="ce5" office:value-type="string" calcext:value-type="string">
            <text:p>--khui</text:p>
          </table:table-cell>
          <table:table-cell table:style-name="ce8" office:value-type="string" calcext:value-type="string">
            <text:p>開</text:p>
          </table:table-cell>
          <table:table-cell table:style-name="ce34" office:value-type="string" calcext:value-type="string">
            <text:p>待問雅婷</text:p>
          </table:table-cell>
          <table:table-cell table:style-name="ce39" office:value-type="string" calcext:value-type="string">
            <text:p><text:span text:style-name="T1">放開 </text:span><text:span text:style-name="T2">Pàng--khui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phuà</text:p>
          </table:table-cell>
          <table:table-cell table:style-name="ce8" office:value-type="string" calcext:value-type="string">
            <text:p>破</text:p>
          </table:table-cell>
          <table:table-cell table:style-name="ce34" office:value-type="string" calcext:value-type="string">
            <text:p>待問雅婷</text:p>
          </table:table-cell>
          <table:table-cell table:style-name="ce39" office:value-type="string" calcext:value-type="string">
            <text:p><text:span text:style-name="T1">摃破 </text:span><text:span text:style-name="T2">kòng--phuà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tn̄g</text:p>
          </table:table-cell>
          <table:table-cell table:style-name="ce8" office:value-type="string" calcext:value-type="string">
            <text:p>斷</text:p>
          </table:table-cell>
          <table:table-cell table:style-name="ce34" office:value-type="string" calcext:value-type="string">
            <text:p>待問雅婷</text:p>
          </table:table-cell>
          <table:table-cell table:style-name="ce39" office:value-type="string" calcext:value-type="string">
            <text:p><text:span text:style-name="T1">切斷 </text:span><text:span text:style-name="T2">tshiat--tn̄g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sī</text:p>
          </table:table-cell>
          <table:table-cell table:style-name="ce8" office:value-type="string" calcext:value-type="string">
            <text:p>是</text:p>
          </table:table-cell>
          <table:table-cell office:value-type="string" calcext:value-type="string">
            <text:p>連寫</text:p>
          </table:table-cell>
          <table:table-cell table:style-name="ce39" office:value-type="string" calcext:value-type="string">
            <text:p><text:span text:style-name="T1">總是 </text:span><text:span text:style-name="T2">tsóng--sī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--m̄</text:p>
          </table:table-cell>
          <table:table-cell table:style-name="ce8" office:value-type="string" calcext:value-type="string">
            <text:p>毋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是毋 </text:span><text:span text:style-name="T2">sī --m̄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bē</text:p>
          </table:table-cell>
          <table:table-cell table:style-name="ce8" office:value-type="string" calcext:value-type="string">
            <text:p>未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袂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buē</text:p>
          </table:table-cell>
          <table:table-cell table:style-name="ce8" office:value-type="string" calcext:value-type="string">
            <text:p>未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袂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2">
          <table:table-cell table:style-name="ce5" office:value-type="string" calcext:value-type="string">
            <text:p>--bô</text:p>
          </table:table-cell>
          <table:table-cell table:style-name="ce11" office:value-type="string" calcext:value-type="string">
            <text:p>無</text:p>
          </table:table-cell>
          <table:table-cell table:style-name="ce32" office:value-type="string" calcext:value-type="string">
            <text:p>分寫</text:p>
          </table:table-cell>
          <table:table-cell table:style-name="ce39" office:value-type="string" calcext:value-type="string">
            <text:p><text:span text:style-name="T1">好無 </text:span><text:span text:style-name="T2">hó --bô?</text:span></text:p>
          </table:table-cell>
          <table:table-cell table:style-name="ce32"/>
          <table:table-cell table:number-columns-repeated="1019"/>
        </table:table-row>
        <table:table-row table:style-name="ro2">
          <table:table-cell table:style-name="ce4"/>
          <table:table-cell table:style-name="ce8"/>
          <table:table-cell/>
          <table:table-cell table:style-name="ce38" office:value-type="string" calcext:value-type="string">
            <text:p>是無 <text:span text:style-name="T12">sī --bô</text:span></text:p>
          </table:table-cell>
          <table:table-cell table:style-name="ce44"/>
          <table:table-cell table:number-columns-repeated="1019"/>
        </table:table-row>
        <table:table-row table:style-name="ro2">
          <table:table-cell table:style-name="ce4"/>
          <table:table-cell table:style-name="ce8"/>
          <table:table-cell/>
          <table:table-cell table:style-name="ce38" office:value-type="string" calcext:value-type="string">
            <text:p>有無 <text:span text:style-name="T12">ū --bô</text:span>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5" office:value-type="string" calcext:value-type="string">
            <text:p>--ah</text:p>
          </table:table-cell>
          <table:table-cell table:style-name="ce8" office:value-type="string" calcext:value-type="string">
            <text:p>啊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矣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4"/>
          <table:table-cell table:style-name="ce8" office:value-type="string" calcext:value-type="string">
            <text:p>啦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eh</text:p>
          </table:table-cell>
          <table:table-cell table:style-name="ce8" office:value-type="string" calcext:value-type="string">
            <text:p>呃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呢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annh</text:p>
          </table:table-cell>
          <table:table-cell office:value-type="string" calcext:value-type="string">
            <text:p>唅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eh</text:p>
          </table:table-cell>
          <table:table-cell office:value-type="string" calcext:value-type="string">
            <text:p>嘿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ioh</text:p>
          </table:table-cell>
          <table:table-cell office:value-type="string" calcext:value-type="string">
            <text:p>諾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iooh</text:p>
          </table:table-cell>
          <table:table-cell office:value-type="string" calcext:value-type="string">
            <text:p>諾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onnh</text:p>
          </table:table-cell>
          <table:table-cell office:value-type="string" calcext:value-type="string">
            <text:p>乎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ooh</text:p>
          </table:table-cell>
          <table:table-cell office:value-type="string" calcext:value-type="string">
            <text:p>謼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hónn</text:p>
          </table:table-cell>
          <table:table-cell office:value-type="string" calcext:value-type="string">
            <text:p>否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í</text:p>
          </table:table-cell>
          <table:table-cell office:value-type="string" calcext:value-type="string">
            <text:p>矣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iā</text:p>
          </table:table-cell>
          <table:table-cell office:value-type="string" calcext:value-type="string">
            <text:p>也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iah</text:p>
          </table:table-cell>
          <table:table-cell office:value-type="string" calcext:value-type="string">
            <text:p>啊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ioh</text:p>
          </table:table-cell>
          <table:table-cell office:value-type="string" calcext:value-type="string">
            <text:p>唷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lah</text:p>
          </table:table-cell>
          <table:table-cell office:value-type="string" calcext:value-type="string">
            <text:p>啦</text:p>
          </table:table-cell>
          <table:table-cell table:style-name="ce32" office:value-type="string" calcext:value-type="string">
            <text:p>分寫</text:p>
          </table:table-cell>
          <table:table-cell table:style-name="ce39"/>
          <table:table-cell table:style-name="ce32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啊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la̍h</text:p>
          </table:table-cell>
          <table:table-cell table:style-name="ce16" office:value-type="string" calcext:value-type="string">
            <text:p>啦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lih</text:p>
          </table:table-cell>
          <table:table-cell table:style-name="ce16" office:value-type="string" calcext:value-type="string">
            <text:p>哩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liooh</text:p>
          </table:table-cell>
          <table:table-cell table:style-name="ce20" office:value-type="string" calcext:value-type="string">
            <text:p>liooh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looh</text:p>
          </table:table-cell>
          <table:table-cell office:value-type="string" calcext:value-type="string">
            <text:p>囉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--mah</text:p>
          </table:table-cell>
          <table:table-cell table:style-name="ce10" office:value-type="string" calcext:value-type="string">
            <text:p>嘛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5" office:value-type="string" calcext:value-type="string">
            <text:p>--mah</text:p>
          </table:table-cell>
          <table:table-cell table:style-name="ce9" office:value-type="string" calcext:value-type="string">
            <text:p>嗎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咩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neh</text:p>
          </table:table-cell>
          <table:table-cell table:style-name="ce10" office:value-type="string" calcext:value-type="string">
            <text:p>呢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3">
          <table:table-cell table:style-name="ce14" office:value-type="string" calcext:value-type="string">
            <text:p>--nia̋</text:p>
          </table:table-cell>
          <table:table-cell office:value-type="string" calcext:value-type="string">
            <text:p>爾爾</text:p>
          </table:table-cell>
          <table:table-cell table:style-name="ce32" office:value-type="string" calcext:value-type="string">
            <text:p>分寫</text:p>
          </table:table-cell>
          <table:table-cell office:value-type="string" calcext:value-type="string">
            <text:p><text:span text:style-name="T1">高中爾爾 </text:span><text:span text:style-name="T2">ko-tiong --nia̋</text:span>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nih</text:p>
          </table:table-cell>
          <table:table-cell office:value-type="string" calcext:value-type="string">
            <text:p>呢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nih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nooh</text:p>
          </table:table-cell>
          <table:table-cell table:style-name="ce20" office:value-type="string" calcext:value-type="string">
            <text:p>nooh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ooh</text:p>
          </table:table-cell>
          <table:table-cell office:value-type="string" calcext:value-type="string">
            <text:p>喔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pah</text:p>
          </table:table-cell>
          <table:table-cell office:value-type="string" calcext:value-type="string">
            <text:p>吧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tsai</text:p>
          </table:table-cell>
          <table:table-cell office:value-type="string" calcext:value-type="string">
            <text:p>哉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uah</text:p>
          </table:table-cell>
          <table:table-cell table:style-name="ce10" office:value-type="string" calcext:value-type="string">
            <text:p>哇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>
          <table:table-cell table:style-name="ce14" office:value-type="string" calcext:value-type="string">
            <text:p>--ueh</text:p>
          </table:table-cell>
          <table:table-cell office:value-type="string" calcext:value-type="string">
            <text:p>喂</text:p>
          </table:table-cell>
          <table:table-cell table:style-name="ce32" office:value-type="string" calcext:value-type="string">
            <text:p>分寫</text:p>
          </table:table-cell>
          <table:table-cell/>
          <table:table-cell table:style-name="ce32"/>
          <table:table-cell table:number-columns-repeated="1019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台灣楷體" svg:font-family="台灣楷體" style:font-family-generic="modern"/>
    <style:font-face style:name="細明體" svg:font-family="細明體" style:font-family-generic="modern"/>
    <style:font-face style:name="Arial" svg:font-family="Arial" style:font-family-generic="swiss"/>
    <style:font-face style:name="Noto Sans CJK TC Regular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/>
      <number:text>/</number:text>
      <number:month/>
      <number:text>/</number:text>
      <number:day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ext-properties style:font-name-asian="Noto Sans CJK TC Regular1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00/00/00</text:date>, <text:time style:data-style-name="N2" text:time-value="14:56:08.927851217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6:49:58.222550587</meta:creation-date>
    <dc:date>2018-06-07T14:58:56.638239470</dc:date>
    <meta:editing-duration>PT18H56M5S</meta:editing-duration>
    <meta:editing-cycles>312</meta:editing-cycles>
    <meta:generator>LibreOffice/5.4.6.2$Linux_X86_64 LibreOffice_project/40m0$Build-2</meta:generator>
    <meta:document-statistic meta:table-count="1" meta:cell-count="417" meta:object-count="0"/>
  </office:meta>
</office:document-meta>
</file>